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ta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ntologyShort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OBC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CIT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NOMEDC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AST-TOPICAL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UR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OINC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WEE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H-MESH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CS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IFST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NV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C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EMEDONT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IOMODEL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SH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NM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PHEN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POLLO-SV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ENEPI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UPS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ALE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B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GR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C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O-EX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NTONE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DLE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BER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V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B-PHENOTYP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PAONT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E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N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IS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OP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T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L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DOBR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DODE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F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FDY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G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BOE-SB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M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T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T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A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D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DO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VO-IS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OM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MP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F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P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R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UPAT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B-D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YP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-PLU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CE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DOM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F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B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M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MI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DO_C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OSTH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B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ALAB-ME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M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F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HS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I-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F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RNLE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M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NO_ACRONY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T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D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K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LO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H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S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B-B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S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OD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OSPEC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FO-BI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FV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NCEST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D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N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PC2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GT-ONTOLOG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OBC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D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C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FM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FOE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FOM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RNA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P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I_BCG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CD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C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DNA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GD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G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G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H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HM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H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L-MR-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LI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ST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TO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TOD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TO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TOPA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TOPARON_SOCI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TOPSYCH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A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DTER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P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L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B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E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A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XRAN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SA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S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icid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kidata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stat.A1:stat.B1048576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2T11:06:34.267970522</dc:date>
    <meta:editing-duration>PT6M6S</meta:editing-duration>
    <meta:editing-cycles>1</meta:editing-cycles>
    <meta:generator>LibreOffice/5.1.6.2$Linux_X86_64 LibreOffice_project/10m0$Build-2</meta:generator>
    <meta:document-statistic meta:table-count="1" meta:cell-count="396" meta:object-count="0"/>
  </office:meta>
</office:document-meta>
</file>